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fo:font-variant="normal" fo:text-transform="none" style:font-name="Times New Roman" fo:font-size="26pt" fo:font-weight="bold" officeooo:rsid="00b864a0" officeooo:paragraph-rsid="00b864a0" style:font-name-asian="Microsoft YaHei" style:font-size-asian="14pt" style:font-name-complex="Lucida Sans" style:font-size-complex="14pt"/>
    </style:style>
    <style:style style:name="P2" style:family="paragraph" style:parent-style-name="Nadpis2" style:list-style-name="L1">
      <style:text-properties officeooo:rsid="00cb809f" officeooo:paragraph-rsid="00cb809f"/>
    </style:style>
    <style:style style:name="P3" style:family="paragraph" style:parent-style-name="Nadpis2">
      <style:text-properties officeooo:rsid="00dfb3e9" officeooo:paragraph-rsid="00dfb3e9"/>
    </style:style>
    <style:style style:name="P4" style:family="paragraph" style:parent-style-name="text" style:list-style-name="L1">
      <style:paragraph-properties fo:text-align="start" style:justify-single-word="false"/>
      <style:text-properties officeooo:rsid="00b864a0" officeooo:paragraph-rsid="00b864a0"/>
    </style:style>
    <style:style style:name="P5" style:family="paragraph" style:parent-style-name="text" style:list-style-name="L1">
      <style:text-properties fo:language="cs" fo:country="CZ" officeooo:rsid="009d1fd8" officeooo:paragraph-rsid="00b864a0"/>
    </style:style>
    <style:style style:name="P6" style:family="paragraph" style:parent-style-name="text" style:list-style-name="L1">
      <style:text-properties fo:language="cs" fo:country="CZ" officeooo:rsid="009d8ffc" officeooo:paragraph-rsid="00b864a0"/>
    </style:style>
    <style:style style:name="P7" style:family="paragraph" style:parent-style-name="text" style:list-style-name="L1">
      <style:text-properties fo:language="cs" fo:country="CZ" officeooo:rsid="00bb825b" officeooo:paragraph-rsid="00bb825b"/>
    </style:style>
    <style:style style:name="P8" style:family="paragraph" style:parent-style-name="text" style:list-style-name="L1">
      <style:text-properties fo:language="cs" fo:country="CZ" officeooo:rsid="00b864a0" officeooo:paragraph-rsid="00b864a0"/>
    </style:style>
    <style:style style:name="P9" style:family="paragraph" style:parent-style-name="text" style:list-style-name="L1">
      <style:text-properties fo:language="cs" fo:country="CZ" officeooo:rsid="00bffcea" officeooo:paragraph-rsid="00bffcea"/>
    </style:style>
    <style:style style:name="P10" style:family="paragraph" style:parent-style-name="text" style:list-style-name="L1">
      <style:text-properties fo:language="cs" fo:country="CZ" officeooo:rsid="00b9e90b" officeooo:paragraph-rsid="00b9e90b"/>
    </style:style>
    <style:style style:name="P11" style:family="paragraph" style:parent-style-name="text" style:list-style-name="L1">
      <style:text-properties fo:language="cs" fo:country="CZ" officeooo:rsid="00c00d03" officeooo:paragraph-rsid="00c00d03"/>
    </style:style>
    <style:style style:name="P12" style:family="paragraph" style:parent-style-name="text" style:list-style-name="L1">
      <style:text-properties fo:language="cs" fo:country="CZ" officeooo:rsid="00c757a8" officeooo:paragraph-rsid="00c757a8"/>
    </style:style>
    <style:style style:name="P13" style:family="paragraph" style:parent-style-name="text" style:list-style-name="L1">
      <style:text-properties fo:language="cs" fo:country="CZ" officeooo:rsid="00c8df7c" officeooo:paragraph-rsid="00c8df7c"/>
    </style:style>
    <style:style style:name="P14" style:family="paragraph" style:parent-style-name="text" style:list-style-name="L1">
      <style:text-properties fo:language="cs" fo:country="CZ" officeooo:rsid="00bd1372" officeooo:paragraph-rsid="00bd1372"/>
    </style:style>
    <style:style style:name="P15" style:family="paragraph" style:parent-style-name="text" style:list-style-name="L1">
      <style:text-properties fo:language="cs" fo:country="CZ" officeooo:rsid="00bee084" officeooo:paragraph-rsid="00bee084"/>
    </style:style>
    <style:style style:name="P16" style:family="paragraph" style:parent-style-name="text" style:list-style-name="L1">
      <style:text-properties officeooo:rsid="00cb809f" officeooo:paragraph-rsid="00cb809f"/>
    </style:style>
    <style:style style:name="P17" style:family="paragraph" style:parent-style-name="text" style:list-style-name="L1">
      <style:text-properties officeooo:rsid="00ccfbba" officeooo:paragraph-rsid="00ccfbba"/>
    </style:style>
    <style:style style:name="P18" style:family="paragraph" style:parent-style-name="text" style:list-style-name="L1">
      <style:text-properties officeooo:rsid="00cdaf60" officeooo:paragraph-rsid="00cdaf60"/>
    </style:style>
    <style:style style:name="P19" style:family="paragraph" style:parent-style-name="text" style:list-style-name="L1">
      <style:text-properties officeooo:rsid="00d14f66" officeooo:paragraph-rsid="00d14f66"/>
    </style:style>
    <style:style style:name="P20" style:family="paragraph" style:parent-style-name="text" style:list-style-name="L1">
      <style:text-properties officeooo:rsid="00d346b4" officeooo:paragraph-rsid="00d346b4"/>
    </style:style>
    <style:style style:name="P21" style:family="paragraph" style:parent-style-name="text" style:list-style-name="L1">
      <style:text-properties officeooo:rsid="00d3a449" officeooo:paragraph-rsid="00d3a449"/>
    </style:style>
    <style:style style:name="P22" style:family="paragraph" style:parent-style-name="text" style:list-style-name="L1">
      <style:text-properties officeooo:rsid="00d47f1a" officeooo:paragraph-rsid="00d47f1a"/>
    </style:style>
    <style:style style:name="P23" style:family="paragraph" style:parent-style-name="text" style:list-style-name="L1">
      <style:text-properties officeooo:rsid="00dddd2b" officeooo:paragraph-rsid="00dddd2b"/>
    </style:style>
    <style:style style:name="P24" style:family="paragraph" style:parent-style-name="text" style:list-style-name="L1">
      <style:text-properties officeooo:rsid="00dc44d4" officeooo:paragraph-rsid="00dc44d4"/>
    </style:style>
    <style:style style:name="P25" style:family="paragraph" style:parent-style-name="text" style:list-style-name="L2">
      <style:text-properties officeooo:rsid="00e18936" officeooo:paragraph-rsid="00e18936"/>
    </style:style>
    <style:style style:name="P26" style:family="paragraph" style:parent-style-name="text" style:list-style-name="L2">
      <style:text-properties officeooo:rsid="00e3827f" officeooo:paragraph-rsid="00e3827f"/>
    </style:style>
    <style:style style:name="P27" style:family="paragraph" style:parent-style-name="text" style:list-style-name="L2">
      <style:text-properties officeooo:rsid="00e507b3" officeooo:paragraph-rsid="00e507b3"/>
    </style:style>
    <style:style style:name="P28" style:family="paragraph" style:parent-style-name="text" style:list-style-name="L2">
      <style:text-properties officeooo:rsid="00e6173c" officeooo:paragraph-rsid="00e6173c"/>
    </style:style>
    <style:style style:name="P29" style:family="paragraph" style:parent-style-name="text" style:list-style-name="L2">
      <style:text-properties officeooo:rsid="00e6c652" officeooo:paragraph-rsid="00e6c652"/>
    </style:style>
    <style:style style:name="P30" style:family="paragraph" style:parent-style-name="text" style:list-style-name="L2">
      <style:text-properties officeooo:rsid="00e806f7" officeooo:paragraph-rsid="00e806f7"/>
    </style:style>
    <style:style style:name="P31" style:family="paragraph" style:parent-style-name="text" style:list-style-name="L2">
      <style:text-properties officeooo:rsid="00e9143f" officeooo:paragraph-rsid="00e9143f"/>
    </style:style>
    <style:style style:name="P32" style:family="paragraph" style:parent-style-name="text" style:list-style-name="L2">
      <style:text-properties officeooo:rsid="00e960ef" officeooo:paragraph-rsid="00e960ef"/>
    </style:style>
    <style:style style:name="T1" style:family="text">
      <style:text-properties officeooo:rsid="00bd1372"/>
    </style:style>
    <style:style style:name="T2" style:family="text">
      <style:text-properties officeooo:rsid="00dddd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ři pod vlivem 1. sv války</text:p>
      <text:list xml:id="list4272153097" text:style-name="L1">
        <text:list-item>
          <text:p text:style-name="P4">Romain Rolland</text:p>
          <text:list>
            <text:list-item>
              <text:p text:style-name="P5">Francouzský autor</text:p>
            </text:list-item>
            <text:list-item>
              <text:p text:style-name="P5">Vliv válečných prožitků – snaha poukázat na zbytečnost a utrpení, tím zabránit dalším válkám</text:p>
            </text:list-item>
            <text:list-item>
              <text:p text:style-name="P5">Pacifistické postoje</text:p>
            </text:list-item>
            <text:list-item>
              <text:p text:style-name="P5">profesorem dějin hudby na Sorboně</text:p>
            </text:list-item>
            <text:list-item>
              <text:p text:style-name="P6">hrdinové s čistým pohledem a srdcem</text:p>
            </text:list-item>
            <text:list-item>
              <text:p text:style-name="P7">balada Petr a Lucie</text:p>
            </text:list-item>
            <text:list-item>
              <text:p text:style-name="P5">Dramatik</text:p>
              <text:list>
                <text:list-item>
                  <text:p text:style-name="P5">trilogie Divadlo revoluce: Vlci; Danton; Čtrnáctý červenec</text:p>
                </text:list-item>
              </text:list>
            </text:list-item>
            <text:list-item>
              <text:p text:style-name="P5">Auto životopisů</text:p>
              <text:list>
                <text:list-item>
                  <text:p text:style-name="P5">Život Beethovenův</text:p>
                </text:list-item>
                <text:list-item>
                  <text:p text:style-name="P5">Mahátma Gándhí</text:p>
                </text:list-item>
              </text:list>
            </text:list-item>
            <text:list-item>
              <text:p text:style-name="P6">žánr román-řeka</text:p>
            </text:list-item>
            <text:list-item>
              <text:p text:style-name="P6">cyklus románů Jan Kryštof</text:p>
            </text:list-item>
          </text:list>
        </text:list-item>
        <text:list-item>
          <text:p text:style-name="P8">Henri Barbusse</text:p>
          <text:list>
            <text:list-item>
              <text:p text:style-name="P9">trojice románů ovlivněných natualismem</text:p>
            </text:list-item>
            <text:list-item>
              <text:p text:style-name="P9">Peklo</text:p>
              <text:list>
                <text:list-item>
                  <text:p text:style-name="P9">moderní velkoměsto</text:p>
                </text:list-item>
                <text:list-item>
                  <text:p text:style-name="P9">Zoluv naturalismus</text:p>
                </text:list-item>
              </text:list>
            </text:list-item>
            <text:list-item>
              <text:p text:style-name="P9">Oheň</text:p>
              <text:list>
                <text:list-item>
                  <text:p text:style-name="P9">život vojáků na frontě</text:p>
                </text:list-item>
              </text:list>
            </text:list-item>
            <text:list-item>
              <text:p text:style-name="P9">Jasno</text:p>
              <text:list>
                <text:list-item>
                  <text:p text:style-name="P9">odsuzuje války</text:p>
                </text:list-item>
              </text:list>
            </text:list-item>
            <text:list-item>
              <text:p text:style-name="P9">Eseje</text:p>
              <text:list>
                <text:list-item>
                  <text:p text:style-name="P9">Světlov propasti</text:p>
                </text:list-item>
                <text:list-item>
                  <text:p text:style-name="P9">Dopisy duševním pracovníkům</text:p>
                </text:list-item>
              </text:list>
            </text:list-item>
            <text:list-item>
              <text:p text:style-name="P9">Povídky</text:p>
              <text:list>
                <text:list-item>
                  <text:p text:style-name="P9">Šílenství lásky</text:p>
                </text:list-item>
              </text:list>
            </text:list-item>
          </text:list>
        </text:list-item>
        <text:list-item>
          <text:p text:style-name="P8">Erich Marii Remarque</text:p>
          <text:list>
            <text:list-item>
              <text:p text:style-name="P8">Němec</text:p>
            </text:list-item>
            <text:list-item>
              <text:p text:style-name="P8">Na západní frontě klid</text:p>
              <text:list>
                <text:list-item>
                  <text:p text:style-name="P10">snaha podat zprávu o generaci zničené válkou</text:p>
                </text:list-item>
                <text:list-item>
                  <text:p text:style-name="P10">osudy 2. roty</text:p>
                </text:list-item>
                <text:list-item>
                  <text:p text:style-name="P10">studenti narukují pod vlivem propagandy</text:p>
                </text:list-item>
                <text:list-item>
                  <text:p text:style-name="P10">šikana při výcviku; vržení do války; umírají</text:p>
                </text:list-item>
                <text:list-item>
                  <text:p text:style-name="P11">Zapůsobily na mě realistické popisování umírání, protože výstižně popisuje krutosti války.</text:p>
                </text:list-item>
                <text:list-item>
                  <text:p text:style-name="P11">Myšlenka: Člověk si své činy rozmýšlí pozdě → mělo by se nejprve přemýšlet a až pak konat. Válka přináší samé utrpení smrt a následné strádání rodin a psychické následky těch, co si tím prošli.</text:p>
                </text:list-item>
              </text:list>
            </text:list-item>
            <text:list-item>
              <text:p text:style-name="P10">slavný přes noc; odsuzován nacionalisty</text:p>
            </text:list-item>
            <text:list-item>
              <text:p text:style-name="P7">u dalších děl zpochybňována úroveň</text:p>
            </text:list-item>
            <text:list-item>
              <text:p text:style-name="P10">volně navazuj Cesta zpátky</text:p>
            </text:list-item>
            <text:list-item>
              <text:p text:style-name="P10">Tři kamarádi</text:p>
              <text:list>
                <text:list-item>
                  <text:p text:style-name="P10">válka přinesla těsné přátelství</text:p>
                </text:list-item>
              </text:list>
            </text:list-item>
            <text:list-item>
              <text:p text:style-name="P10">psal o osudech emigrantů</text:p>
              <text:list>
                <text:list-item>
                  <text:p text:style-name="P10">Vítězný oblouk</text:p>
                </text:list-item>
                <text:list-item>
                  <text:p text:style-name="P10">Noc v Lisabonu</text:p>
                </text:list-item>
              </text:list>
            </text:list-item>
            <text:list-item>
              <text:p text:style-name="P10"><text:soft-page-break/>Jiskry života</text:p>
              <text:list>
                <text:list-item>
                  <text:p text:style-name="P10">v koncentračním táboře</text:p>
                </text:list-item>
              </text:list>
            </text:list-item>
            <text:list-item>
              <text:p text:style-name="P10">Čas žít, čas umírat</text:p>
            </text:list-item>
            <text:list-item>
              <text:p text:style-name="P10">Černý obelisk</text:p>
            </text:list-item>
          </text:list>
        </text:list-item>
        <text:list-item>
          <text:p text:style-name="P7">Ernest Hemingway</text:p>
          <text:list>
            <text:list-item>
              <text:p text:style-name="P7">novinář</text:p>
            </text:list-item>
            <text:list-item>
              <text:p text:style-name="P7">dobrovolník Červeného kříže – italské bojiště →zraněn</text:p>
            </text:list-item>
            <text:list-item>
              <text:p text:style-name="P7">povídky</text:p>
              <text:list>
                <text:list-item>
                  <text:p text:style-name="P7">Můj táta</text:p>
                  <text:list>
                    <text:list-item>
                      <text:p text:style-name="P12">Kde se děj povídky odehrává?</text:p>
                      <text:list>
                        <text:list-item>
                          <text:p text:style-name="P12">autor líčí děj retrospektivně</text:p>
                        </text:list-item>
                        <text:list-item>
                          <text:p text:style-name="P12">rámec: neznámo kde</text:p>
                        </text:list-item>
                        <text:list-item>
                          <text:p text:style-name="P12">retrospektiva: Převážně na dostihovém závodišti; část v kavárně</text:p>
                        </text:list-item>
                      </text:list>
                    </text:list-item>
                    <text:list-item>
                      <text:p text:style-name="P12">Odkud pocházel Joeův táta?</text:p>
                      <text:list>
                        <text:list-item>
                          <text:p text:style-name="P12">Z Milána</text:p>
                        </text:list-item>
                      </text:list>
                    </text:list-item>
                    <text:list-item>
                      <text:p text:style-name="P12">Jaký byl Joeův táta? Charakterizujte a vysvětlete, podle čeho jste ke svým závěrům dospěli.</text:p>
                      <text:list>
                        <text:list-item>
                          <text:p text:style-name="P12">Pilný a pracovitý – běhal, aby si udržel váhu; jezdil na daleké závodiště brzo ráno</text:p>
                        </text:list-item>
                        <text:list-item>
                          <text:p text:style-name="P13">Zcestovalý – popisuje spoustu závodišť</text:p>
                        </text:list-item>
                      </text:list>
                    </text:list-item>
                    <text:list-item>
                      <text:p text:style-name="P12">Jak se v povídce uplatňuje "metoda ledovce"?</text:p>
                      <text:list>
                        <text:list-item>
                          <text:p text:style-name="P12">Na konci, v momentě, kdy táta umírá.</text:p>
                        </text:list-item>
                      </text:list>
                    </text:list-item>
                    <text:list-item>
                      <text:p text:style-name="P12">VAŠE VYPRACOVÁNÍ:</text:p>
                    </text:list-item>
                  </text:list>
                </text:list-item>
                <text:list-item>
                  <text:p text:style-name="P7">Vojákův návrat</text:p>
                  <text:list>
                    <text:list-item>
                      <text:p text:style-name="P14">válka poznamenala psychiku</text:p>
                    </text:list-item>
                  </text:list>
                </text:list-item>
                <text:list-item>
                  <text:p text:style-name="P7">Kočka v dešti</text:p>
                </text:list-item>
                <text:list-item>
                  <text:p text:style-name="P7">Čistý a dobře osvětlený podnik</text:p>
                </text:list-item>
                <text:list-item>
                  <text:p text:style-name="P7">Krátké štěstí Felixe Macombera</text:p>
                </text:list-item>
                <text:list-item>
                  <text:p text:style-name="P7">S<text:span text:style-name="T1">něhy na Kilimanjaru</text:span></text:p>
                </text:list-item>
              </text:list>
            </text:list-item>
            <text:list-item>
              <text:p text:style-name="P14">romány</text:p>
              <text:list>
                <text:list-item>
                  <text:p text:style-name="P14">I slunce vychází</text:p>
                  <text:list>
                    <text:list-item>
                      <text:p text:style-name="P14">Zmrzačení → nemožnost naplnění lásky</text:p>
                    </text:list-item>
                  </text:list>
                </text:list-item>
                <text:list-item>
                  <text:p text:style-name="P14">Sbohem armádo</text:p>
                </text:list-item>
                <text:list-item>
                  <text:p text:style-name="P14">Mít a nemít</text:p>
                </text:list-item>
                <text:list-item>
                  <text:p text:style-name="P14">Komu zvoní hrana</text:p>
                  <text:list>
                    <text:list-item>
                      <text:p text:style-name="P14">občanská válka ve Španělsky</text:p>
                    </text:list-item>
                    <text:list-item>
                      <text:p text:style-name="P14">dobrovolník Robert Jordan</text:p>
                    </text:list-item>
                    <text:list-item>
                      <text:p text:style-name="P14">úkol kontaktovat partyzány</text:p>
                    </text:list-item>
                    <text:list-item>
                      <text:p text:style-name="P14">vztah s partyzánkou Marií</text:p>
                    </text:list-item>
                    <text:list-item>
                      <text:p text:style-name="P14">umírá při ničení mostu</text:p>
                    </text:list-item>
                  </text:list>
                </text:list-item>
                <text:list-item>
                  <text:p text:style-name="P15">Přes řeku do stínu stromů</text:p>
                </text:list-item>
                <text:list-item>
                  <text:p text:style-name="P15">novela Stařec a Moře</text:p>
                </text:list-item>
              </text:list>
            </text:list-item>
          </text:list>
        </text:list-item>
        <text:list-item>
          <text:p text:style-name="P15">Michal Šolochov</text:p>
          <text:list>
            <text:list-item>
              <text:p text:style-name="P15">Rus</text:p>
            </text:list-item>
            <text:list-item>
              <text:p text:style-name="P15">Tichý dům</text:p>
              <text:list>
                <text:list-item>
                  <text:p text:style-name="P15">románová epopej o občanské válce v Rusku</text:p>
                </text:list-item>
                <text:list-item>
                  <text:p text:style-name="P15">kozák Grigori Melechhov</text:p>
                </text:list-item>
                <text:list-item>
                  <text:p text:style-name="P15">touží po životním řádu</text:p>
                </text:list-item>
                <text:list-item>
                  <text:p text:style-name="P15">bílí → rudí → bílí</text:p>
                  <text:list>
                    <text:list-item>
                      <text:p text:style-name="P15">spatřuje nenapravitelné tragédie</text:p>
                    </text:list-item>
                  </text:list>
                </text:list-item>
                <text:list-item>
                  <text:p text:style-name="P9">Donenské povídky</text:p>
                </text:list-item>
                <text:list-item>
                  <text:p text:style-name="P9">Osud člověka</text:p>
                </text:list-item>
              </text:list>
              <text:p text:style-name="P2"><text:soft-page-break/>USA</text:p>
            </text:list-item>
          </text:list>
        </text:list-item>
        <text:list-item>
          <text:p text:style-name="P16">Francis Scott FITZGERALD</text:p>
          <text:list>
            <text:list-item>
              <text:p text:style-name="P16">román Velký Gatsby</text:p>
              <text:list>
                <text:list-item>
                  <text:p text:style-name="P17">muž se snaží zbohatnout kvůli dívce</text:p>
                </text:list-item>
                <text:list-item>
                  <text:p text:style-name="P17">povede se mu to, ale jeho milá je již vdaná</text:p>
                </text:list-item>
                <text:list-item>
                  <text:p text:style-name="P17">i tak se s ní zaplete, ale ona ho odmítne</text:p>
                </text:list-item>
                <text:list-item>
                  <text:p text:style-name="P17">klamavost možností materiálního blaha</text:p>
                </text:list-item>
                <text:list-item>
                  <text:p text:style-name="P17">podobná životní skutečnost</text:p>
                </text:list-item>
              </text:list>
            </text:list-item>
            <text:list-item>
              <text:p text:style-name="P17">Něžná je noc</text:p>
              <text:list>
                <text:list-item>
                  <text:p text:style-name="P17">duševní rozklad mladého psychiatra, manžela jeho bohaté pacientky</text:p>
                </text:list-item>
              </text:list>
            </text:list-item>
            <text:list-item>
              <text:p text:style-name="P17">povídky</text:p>
              <text:list>
                <text:list-item>
                  <text:p text:style-name="P17">Povídky jazzového věku</text:p>
                </text:list-item>
              </text:list>
            </text:list-item>
          </text:list>
        </text:list-item>
        <text:list-item>
          <text:p text:style-name="P18">John Steinbeck</text:p>
          <text:list>
            <text:list-item>
              <text:p text:style-name="P18">Hrozny hněvu</text:p>
            </text:list-item>
            <text:list-item>
              <text:p text:style-name="P18">próza: Pláň Tortilla</text:p>
              <text:list>
                <text:list-item>
                  <text:p text:style-name="P19">fraškovitá romance o partě povalečů</text:p>
                </text:list-item>
              </text:list>
            </text:list-item>
            <text:list-item>
              <text:p text:style-name="P19">Na plechárně</text:p>
              <text:list>
                <text:list-item>
                  <text:p text:style-name="P19">pokračování</text:p>
                </text:list-item>
              </text:list>
            </text:list-item>
            <text:list-item>
              <text:p text:style-name="P19">O myších a lidech</text:p>
            </text:list-item>
            <text:list-item>
              <text:p text:style-name="P19">Na východ od ráje</text:p>
              <text:list>
                <text:list-item>
                  <text:p text:style-name="P19">panoramtický román</text:p>
                </text:list-item>
                <text:list-item>
                  <text:p text:style-name="P19">kronika rodného kraje</text:p>
                </text:list-item>
                <text:list-item>
                  <text:p text:style-name="P19">autobiografické pásmo</text:p>
                </text:list-item>
                <text:list-item>
                  <text:p text:style-name="P19">příběh fiktivního rodu Trasků</text:p>
                </text:list-item>
              </text:list>
            </text:list-item>
          </text:list>
        </text:list-item>
        <text:list-item>
          <text:p text:style-name="P19">William Faulkner</text:p>
          <text:list>
            <text:list-item>
              <text:p text:style-name="P19">jižanská literatura</text:p>
            </text:list-item>
            <text:list-item>
              <text:p text:style-name="P19">pocity ztracené generace</text:p>
            </text:list-item>
            <text:list-item>
              <text:p text:style-name="P20">román Sartoris</text:p>
              <text:list>
                <text:list-item>
                  <text:p text:style-name="P20">Válečný navrátilec hledá smysl života</text:p>
                </text:list-item>
              </text:list>
            </text:list-item>
            <text:list-item>
              <text:p text:style-name="P20">fiktivní prostor svých příběhů (okres Yoknapatawha – Jefferson)</text:p>
            </text:list-item>
            <text:list-item>
              <text:p text:style-name="P20">složité vyprávěcí zůsoby</text:p>
            </text:list-item>
            <text:list-item>
              <text:p text:style-name="P20">román Hluk a Vřava</text:p>
              <text:list>
                <text:list-item>
                  <text:p text:style-name="P20">metoda proudu vědomí</text:p>
                </text:list-item>
                <text:list-item>
                  <text:p text:style-name="P20">4 vyprávěcí roviny</text:p>
                </text:list-item>
              </text:list>
            </text:list-item>
            <text:list-item>
              <text:p text:style-name="P20">Když jsem umírala</text:p>
            </text:list-item>
            <text:list-item>
              <text:p text:style-name="P21">Svatyně</text:p>
            </text:list-item>
            <text:list-item>
              <text:p text:style-name="P21">Absolone! Absolone!</text:p>
            </text:list-item>
            <text:list-item>
              <text:p text:style-name="P22">Jdi tam, Mojžíši</text:p>
              <text:list>
                <text:list-item>
                  <text:p text:style-name="P22">O co požádala Mollie Worsham Beauchampová krajského státního návladního Stevense a proč?</text:p>
                  <text:list>
                    <text:list-item>
                      <text:p text:style-name="P22">Aby jí našel jejího chlapce (vnuka).</text:p>
                    </text:list-item>
                  </text:list>
                </text:list-item>
                <text:list-item>
                  <text:p text:style-name="P22">Kdo je pan Edmonds a co mu Mollie zazlívá? Proč podle tebe pan Edmonds neřešil situaci jinak?</text:p>
                  <text:list>
                    <text:list-item>
                      <text:p text:style-name="P23">Majitel farmy, zazlívá mu, že poslal jejího vnuka do města a díky tomu zemřel.</text:p>
                    </text:list-item>
                  </text:list>
                </text:list-item>
                <text:list-item>
                  <text:p text:style-name="P22">Kdo byla slečna Worshamová a kolik peněz dala panu Stevensovi na zaplacení výloh? Stačilo to?</text:p>
                  <text:list>
                    <text:list-item>
                      <text:p text:style-name="P24">Známá paní Mollie <text:span text:style-name="T2">(vyrůstali spolu na farmě); 25$ a bylo potřeba mnohem více.</text:span></text:p>
                    </text:list-item>
                  </text:list>
                </text:list-item>
                <text:list-item>
                  <text:p text:style-name="P22">Dověděla se Mollie, jak a proč její vnuk zemřel?</text:p>
                  <text:list>
                    <text:list-item>
                      <text:p text:style-name="P24">Ne a ani to nechtěla vědět.</text:p>
                    </text:list-item>
                  </text:list>
                </text:list-item>
                <text:list-item>
                  <text:p text:style-name="P22">Naformuluj a blíže vysvětli téma.</text:p>
                  <text:list>
                    <text:list-item>
                      <text:p text:style-name="P23">Každý si po smrti zaslouží úctu a odpuštění veškerých zlých činů.</text:p>
                    </text:list-item>
                  </text:list>
                </text:list-item>
                <text:list-item>
                  <text:p text:style-name="P22"><text:soft-page-break/>Jaká je kompozice povídky?</text:p>
                  <text:list>
                    <text:list-item>
                      <text:p text:style-name="P23">První část je od zbytku časově i pozičně odlišná.</text:p>
                    </text:list-item>
                    <text:list-item>
                      <text:p text:style-name="P23">Důležitá retrospektiva.</text:p>
                    </text:list-item>
                  </text:list>
                </text:list-item>
                <text:list-item>
                  <text:p text:style-name="P22">Proč se příběh jmenuje Jdi tam, Mojžíši?</text:p>
                  <text:list>
                    <text:list-item>
                      <text:p text:style-name="P23">Nevím</text:p>
                    </text:list-item>
                  </text:list>
                </text:list-item>
                <text:list-item>
                  <text:p text:style-name="P22">Kromě titulu jsou v povídce ještě další aluze. Aspoň jednu najdi a vysvětli.</text:p>
                  <text:list>
                    <text:list-item>
                      <text:p text:style-name="P23">Zem egyptská – místo, kde mu nebude dobře</text:p>
                    </text:list-item>
                  </text:list>
                </text:list-item>
              </text:list>
            </text:list-item>
          </text:list>
        </text:list-item>
      </text:list>
      <text:p text:style-name="P3">Ruská literatura</text:p>
      <text:list xml:id="list1594314306" text:style-name="L2">
        <text:list-item>
          <text:p text:style-name="P25">Maxim Gorkij</text:p>
          <text:list>
            <text:list-item>
              <text:p text:style-name="P25">tvrdý život – osiřel; práce v dětství</text:p>
              <text:list>
                <text:list-item>
                  <text:p text:style-name="P25">→ soucit</text:p>
                </text:list-item>
              </text:list>
            </text:list-item>
            <text:list-item>
              <text:p text:style-name="P26">Makar Čudra</text:p>
              <text:list>
                <text:list-item>
                  <text:p text:style-name="P26">lidé na okraji společnosti ne vlastní vinnou – bosáci</text:p>
                </text:list-item>
              </text:list>
            </text:list-item>
            <text:list-item>
              <text:p text:style-name="P26">soubor Črty a povídky</text:p>
            </text:list-item>
            <text:list-item>
              <text:p text:style-name="P26">legenda Stařena Izergil</text:p>
            </text:list-item>
            <text:list-item>
              <text:p text:style-name="P26">drama Měšťáci, Na dně</text:p>
              <text:list>
                <text:list-item>
                  <text:p text:style-name="P27">společenská vrstva jako celek, nikoliv příběhy jedinců</text:p>
                </text:list-item>
                <text:list-item>
                  <text:p text:style-name="P27">kontrast</text:p>
                </text:list-item>
              </text:list>
            </text:list-item>
            <text:list-item>
              <text:p text:style-name="P27">Forma Gordějev</text:p>
              <text:list>
                <text:list-item>
                  <text:p text:style-name="P27">syn obchodníka se nechce přizpůsobit jeho morálce</text:p>
                </text:list-item>
                <text:list-item>
                  <text:p text:style-name="P27">Matka</text:p>
                </text:list-item>
              </text:list>
            </text:list-item>
            <text:list-item>
              <text:p text:style-name="P27">Podnik Artmonovových</text:p>
            </text:list-item>
            <text:list-item>
              <text:p text:style-name="P27">Život Klima Samgina</text:p>
              <text:list>
                <text:list-item>
                  <text:p text:style-name="P27">intelektuál sympatizující s reformami</text:p>
                </text:list-item>
              </text:list>
            </text:list-item>
            <text:list-item>
              <text:p text:style-name="P27">pentalogie: Jegor Bulyčov a ti druzí, … </text:p>
              <text:list>
                <text:list-item>
                  <text:p text:style-name="P28">nemocný kupec</text:p>
                </text:list-item>
              </text:list>
            </text:list-item>
          </text:list>
        </text:list-item>
        <text:list-item>
          <text:p text:style-name="P28">Michail Šolochov</text:p>
          <text:list>
            <text:list-item>
              <text:p text:style-name="P28">Tichý Don</text:p>
              <text:list>
                <text:list-item>
                  <text:p text:style-name="P28">občanská válka v jihoruských oblastech</text:p>
                </text:list-item>
                <text:list-item>
                  <text:p text:style-name="P28">nevyřešený problém autorství</text:p>
                </text:list-item>
                <text:list-item>
                  <text:p text:style-name="P28">hlavnímu hrdinovi se příčí a bílí a rudí</text:p>
                </text:list-item>
              </text:list>
            </text:list-item>
            <text:list-item>
              <text:p text:style-name="P28">Donské povídky</text:p>
            </text:list-item>
            <text:list-item>
              <text:p text:style-name="P28">Osud člověka</text:p>
              <text:list>
                <text:list-item>
                  <text:p text:style-name="P28">za války přišel o rodinu; smysl života: stará se o sirotka</text:p>
                </text:list-item>
              </text:list>
            </text:list-item>
          </text:list>
        </text:list-item>
        <text:list-item>
          <text:p text:style-name="P28">Michail Bulgakov</text:p>
          <text:list>
            <text:list-item>
              <text:p text:style-name="P28">díla vyšla až o několik desetiletí později</text:p>
              <text:list>
                <text:list-item>
                  <text:p text:style-name="P28">tajná literatura</text:p>
                </text:list-item>
              </text:list>
            </text:list-item>
            <text:list-item>
              <text:p text:style-name="P29">Dni Turbinových</text:p>
              <text:list>
                <text:list-item>
                  <text:p text:style-name="P29">drama z občanské války</text:p>
                </text:list-item>
                <text:list-item>
                  <text:p text:style-name="P29">hraná hned</text:p>
                </text:list-item>
                <text:list-item>
                  <text:p text:style-name="P29">z autobiografického románu Bílá garda</text:p>
                </text:list-item>
              </text:list>
            </text:list-item>
            <text:list-item>
              <text:p text:style-name="P29">Moliére</text:p>
            </text:list-item>
            <text:list-item>
              <text:p text:style-name="P29">Puškin. Poslední dny</text:p>
              <text:list>
                <text:list-item>
                  <text:p text:style-name="P29">téma: konflikt umělce s mocí</text:p>
                </text:list-item>
              </text:list>
            </text:list-item>
            <text:list-item>
              <text:p text:style-name="P29">novela Psí srdce</text:p>
            </text:list-item>
            <text:list-item>
              <text:p text:style-name="P29">„Divadelní román“</text:p>
              <text:list>
                <text:list-item>
                  <text:p text:style-name="P29">filosofický román o ďáblovi Mistr a Markétka</text:p>
                </text:list-item>
                <text:list-item>
                  <text:p text:style-name="P29">dvě roviny</text:p>
                  <text:list>
                    <text:list-item>
                      <text:p text:style-name="P29">biblický příběh o Pilátovi Pontském</text:p>
                    </text:list-item>
                    <text:list-item>
                      <text:p text:style-name="P29">řádění ďábla Wolanda v Moskvě</text:p>
                    </text:list-item>
                    <text:list-item>
                      <text:p text:style-name="P29">spojeny postavou Mistr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<text:soft-page-break/>Boris Pasternak</text:p>
          <text:list>
            <text:list-item>
              <text:p text:style-name="P31">překladatel Shakespeara</text:p>
            </text:list-item>
            <text:list-item>
              <text:p text:style-name="P31">Život – má sestra</text:p>
              <text:list>
                <text:list-item>
                  <text:p text:style-name="P31">básnická sbírka</text:p>
                </text:list-item>
                <text:list-item>
                  <text:p text:style-name="P31">úvahovost, komornost</text:p>
                </text:list-item>
                <text:list-item>
                  <text:p text:style-name="P31">napětí</text:p>
                </text:list-item>
              </text:list>
            </text:list-item>
            <text:list-item>
              <text:p text:style-name="P31">Druhé zrození</text:p>
            </text:list-item>
            <text:list-item>
              <text:p text:style-name="P31">Poručík Šmidt</text:p>
              <text:list>
                <text:list-item>
                  <text:p text:style-name="P31">liricko-epická báseň</text:p>
                </text:list-item>
              </text:list>
            </text:list-item>
            <text:list-item>
              <text:p text:style-name="P31">Malá Luversová</text:p>
              <text:list>
                <text:list-item>
                  <text:p text:style-name="P31">psychologická novela</text:p>
                </text:list-item>
              </text:list>
            </text:list-item>
            <text:list-item>
              <text:p text:style-name="P32">Gleit</text:p>
              <text:list>
                <text:list-item>
                  <text:p text:style-name="P32">prolínání minulosti, přítomnosti a budoucnosti</text:p>
                </text:list-item>
              </text:list>
            </text:list-item>
            <text:list-item>
              <text:p text:style-name="P32">Doktor Živago</text:p>
              <text:list>
                <text:list-item>
                  <text:p text:style-name="P32">román</text:p>
                </text:list-item>
                <text:list-item>
                  <text:p text:style-name="P32">osudy a postavení ruské inteligence</text:p>
                </text:list-item>
              </text:list>
            </text:list-item>
          </text:list>
        </text:list-item>
        <text:list-item>
          <text:p text:style-name="P30">Ivan Burian</text:p>
          <text:list>
            <text:list-item>
              <text:p text:style-name="P30">v exilu</text:p>
            </text:list-item>
            <text:list-item>
              <text:p text:style-name="P30">časté téma: zanikání</text:p>
            </text:list-item>
            <text:list-item>
              <text:p text:style-name="P30">Antonova jablka</text:p>
              <text:list>
                <text:list-item>
                  <text:p text:style-name="P30">povídka</text:p>
                </text:list-item>
                <text:list-item>
                  <text:p text:style-name="P30">chudnoucí stará aristokracie</text:p>
                </text:list-item>
              </text:list>
            </text:list-item>
            <text:list-item>
              <text:p text:style-name="P30">novely Vesnice, Suchdol</text:p>
            </text:list-item>
            <text:list-item>
              <text:p text:style-name="P30">Pán ze San Franciska</text:p>
              <text:list>
                <text:list-item>
                  <text:p text:style-name="P30">negativn postoj k lidem dravím v podnikání</text:p>
                </text:list-item>
              </text:list>
            </text:list-item>
            <text:list-item>
              <text:p text:style-name="P30">milostné téma</text:p>
              <text:list>
                <text:list-item>
                  <text:p text:style-name="P30">Případ korneta Jelagina</text:p>
                </text:list-item>
                <text:list-item>
                  <text:p text:style-name="P30">Míťova lAska</text:p>
                </text:list-item>
                <text:list-item>
                  <text:p text:style-name="P30">Temné aleje</text:p>
                </text:list-item>
              </text:list>
            </text:list-item>
          </text:list>
        </text:list-item>
        <text:list-item>
          <text:p text:style-name="P30"/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83in" fo:margin-bottom="0.1228in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4-03T19:36:35.122000000</meta:creation-date>
    <dc:date>2020-04-29T13:39:19.853219144</dc:date>
    <meta:editing-duration>P3DT7H57M56S</meta:editing-duration>
    <meta:editing-cycles>77</meta:editing-cycles>
    <meta:generator>LibreOffice/6.4.3.2$Linux_X86_64 LibreOffice_project/40$Build-2</meta:generator>
    <meta:document-statistic meta:table-count="0" meta:image-count="0" meta:object-count="0" meta:page-count="5" meta:paragraph-count="225" meta:word-count="1126" meta:character-count="6081" meta:non-whitespace-character-count="5392"/>
  </office:meta>
</office:document-meta>
</file>